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Arial" fo:font-size="8pt" fo:language="fr" fo:country="FR" fo:background-color="#ffffff"/>
    </style:style>
    <style:style style:name="P2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8" style:family="paragraph" style:parent-style-name="Text_20_body">
      <style:paragraph-properties fo:margin-top="0cm" fo:margin-bottom="0cm"/>
      <style:text-properties fo:color="#000000" style:font-name="Arial"/>
    </style:style>
    <style:style style:name="P9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0" style:family="paragraph" style:parent-style-name="Text_20_body" style:master-page-name="">
      <style:paragraph-properties fo:margin-top="0cm" fo:margin-bottom="0cm" fo:keep-together="always" style:page-number="auto" fo:background-color="transparent" style:shadow="none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12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5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8pt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cm" style:shadow="none"/>
      <style:text-properties fo:color="#000000" style:font-name="Arial" fo:font-size="8pt" fo:language="fr" fo:country="FR" fo:background-color="#ffffff" style:font-size-asian="8pt" style:font-size-complex="8pt"/>
    </style:style>
    <style:style style:name="P20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p text:style-name="P15">%=LIBELLE_REF=%</text:p>
      <text:p text:style-name="P14">%=GESTIONNAIRE=%</text:p>
      <text:p text:style-name="P14">%=LIBELLE_TEL=%</text:p>
      <text:p text:style-name="P9">%=NSS=%</text:p>
      <text:p text:style-name="P9">%=AYANT_DROIT=%</text:p>
      <text:p text:style-name="P8"/>
      <text:p text:style-name="P2">%=titreDecision=%</text:p>
      <text:p text:style-name="P3"/>
      <text:p text:style-name="P6">%=TITRE=%</text:p>
      <text:p text:style-name="P3"/>
      <text:p text:style-name="P4">%=PARAGRAPHE1=%</text:p>
      <text:p text:style-name="P4"/>
      <text:p text:style-name="P4">%=PARAGRAPHE2=%</text:p>
      <text:p text:style-name="P3"/>
      <text:p text:style-name="P3">%=PARAGRAPHE3=% <text:span text:style-name="T1">%=PARAGRAPHE3_GRAS=%</text:span></text:p>
      <text:p text:style-name="P3"/>
      <text:p text:style-name="P3">%=PARAGRAPHE4=%</text:p>
      <text:p text:style-name="P3"/>
      <text:p text:style-name="P3">%#include tabCalculDecisionRegimeOctroiRFM#%</text:p>
      <text:p text:style-name="P3"/>
      <text:p text:style-name="P13">%=remLineWhenBlank(<text:span text:style-name="T2">PARAGRAPHE5</text:span>,1)=%</text:p>
      <text:p text:style-name="P11"/>
      <text:p text:style-name="P11">%#include tabDecompteDecisionRegimeOctroiRFM#%</text:p>
      <text:p text:style-name="P10">%=PARAGRAPHE6=%</text:p>
      <text:p text:style-name="P11"/>
      <text:p text:style-name="P11">%#include tabVersementDecisionRegimeOctroiRFM#%</text:p>
      <text:p text:style-name="P11"/>
      <text:p text:style-name="P12">%=PARAGRAPHE7_TITRE=%</text:p>
      <text:p text:style-name="P3">%=PARAGRAPHE7_TEXTE=%</text:p>
      <text:p text:style-name="P3"/>
      <text:p text:style-name="P3">%=PARAGRAPHE8=%</text:p>
      <text:p text:style-name="P3"/>
      <text:p text:style-name="P3">%=PARAGRAPHE9=%</text:p>
      <text:p text:style-name="P3"/>
      <text:p text:style-name="P11">%=SALUTATIONS=%</text:p>
      <text:p text:style-name="P7"/>
      <text:p text:style-name="P7"><text:tab/><text:tab/><text:tab/><text:tab/><text:tab/><text:tab/><text:tab/><text:tab/><text:tab/>%#include signatureRFM#%</text:p>
      <text:p text:style-name="P18"/>
      <text:p text:style-name="P16"/>
      <text:p text:style-name="P17"><text:span text:style-name="T1">%=pushToEnd()=%%=PARAGRAPHE11_TITRE=% </text:span>%=PARAGRAPHE11_TEXTE=%</text:p>
      <text:p text:style-name="P5"/>
      <text:p text:style-name="P19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9-18T15:53:43.05</dc:date>
    <meta:editing-cycles>40</meta:editing-cycles>
    <meta:editing-duration>PT7H50M39S</meta:editing-duration>
    <meta:document-statistic meta:table-count="0" meta:image-count="0" meta:object-count="0" meta:page-count="1" meta:paragraph-count="25" meta:word-count="33" meta:character-count="605"/>
    <meta:user-defined meta:name="Info 1"/>
    <meta:user-defined meta:name="Info 2"/>
    <meta:user-defined meta:name="Info 3"/>
    <meta:user-defined meta:name="Info 4"/>
  </office:meta>
</office:document-meta>
</file>